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1" style:family="paragraph" style:parent-style-name="Heading_20_2">
      <style:text-properties style:font-name="Sans-serif" officeooo:rsid="083c5dd1" officeooo:paragraph-rsid="083c5dd1"/>
    </style:style>
    <style:style style:name="P22" style:family="paragraph" style:parent-style-name="Heading_20_2">
      <style:text-properties style:font-name="Sans-serif" officeooo:rsid="0b4b05d6" officeooo:paragraph-rsid="0b4b05d6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2b70f" style:font-weight-asian="normal" style:font-weight-complex="normal"/>
    </style:style>
    <style:style style:name="T30" style:family="text">
      <style:text-properties fo:font-weight="normal" officeooo:rsid="0b44255c" style:font-weight-asian="normal" style:font-weight-complex="normal"/>
    </style:style>
    <style:style style:name="T31" style:family="text">
      <style:text-properties fo:font-weight="normal" officeooo:rsid="0b4d6ff6" style:font-weight-asian="normal" style:font-weight-complex="normal"/>
    </style:style>
    <style:style style:name="T32" style:family="text">
      <style:text-properties fo:font-weight="normal" officeooo:rsid="0b4fd690" style:font-weight-asian="normal" style:font-weight-complex="normal"/>
    </style:style>
    <style:style style:name="T33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5" style:family="text">
      <style:text-properties fo:font-style="italic" officeooo:rsid="0716bceb" style:font-style-asian="italic" style:font-style-complex="italic"/>
    </style:style>
    <style:style style:name="T36" style:family="text">
      <style:text-properties fo:font-style="italic" officeooo:rsid="0b217ace" style:font-style-asian="italic" style:font-style-complex="italic"/>
    </style:style>
    <style:style style:name="T37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38" style:family="text">
      <style:text-properties fo:font-style="normal" officeooo:rsid="0716bceb" style:font-style-asian="normal" style:font-style-complex="normal"/>
    </style:style>
    <style:style style:name="T39" style:family="text">
      <style:text-properties fo:font-style="normal" officeooo:rsid="0914edeb" style:font-style-asian="normal" style:font-style-complex="normal"/>
    </style:style>
    <style:style style:name="T40" style:family="text">
      <style:text-properties fo:font-style="normal" officeooo:rsid="0b20a104" style:font-style-asian="normal" style:font-style-complex="normal"/>
    </style:style>
    <style:style style:name="T41" style:family="text">
      <style:text-properties fo:font-style="normal" officeooo:rsid="0b217ace" style:font-style-asian="normal" style:font-style-complex="normal"/>
    </style:style>
    <style:style style:name="T4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size="9pt" fo:font-style="normal" fo:font-weight="bold" officeooo:rsid="0b2a07be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fo:font-size="9pt" fo:font-style="normal" fo:font-weight="bold" officeooo:rsid="0b2b5f13" style:font-size-asian="9pt" style:font-style-asian="normal" style:font-weight-asian="bold" style:font-size-complex="9pt" style:font-style-complex="normal" style:font-weight-complex="bold"/>
    </style:style>
    <style:style style:name="T71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72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73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officeooo:rsid="0716bceb"/>
    </style:style>
    <style:style style:name="T75" style:family="text">
      <style:text-properties officeooo:rsid="077a61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2" text:outline-level="2">Aptitudes</text:h>
      <text:p text:style-name="P5"><text:span text:style-name="T3">●</text:span><text:span text:style-name="T75"> Kung Fu ○ ○ ○ ○</text:span><text:span text:style-name="T3"> </text:span><text:span text:style-name="T74">►</text:span><text:span text:style-name="T3"> </text:span><text:span text:style-name="T31">F</text:span><text:span text:style-name="T13">ight</text:span><text:span text:style-name="T28">ing</text:span><text:span text:style-name="T13"> </text:span><text:span text:style-name="T25">uncannily</text:span><text:span text:style-name="T17"> </text:span><text:span text:style-name="T9">with </text:span><text:span text:style-name="T22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4">with </text:span><text:span text:style-name="T23">your</text:span><text:span text:style-name="T16"> body, you can choose to do 1 or 2 harm; with your weapon, 1-3 harm.</text:span></text:p>
      <text:p text:style-name="P3"/>
      <text:p text:style-name="P7"><text:span text:style-name="T14">I</text:span><text:span text:style-name="T2">conic weapon:</text:span></text:p>
      <text:p text:style-name="P2"/>
      <text:p text:style-name="P4"><text:span text:style-name="T74">○ Chi Control ○ ○ ○</text:span><text:span text:style-name="T3"> </text:span><text:span text:style-name="T74">►</text:span><text:span text:style-name="T3"> </text:span><text:span text:style-name="T32">M</text:span><text:span text:style-name="T30">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21" text:outline-level="2">Moves</text:h>
      <text:p text:style-name="P6"><text:span text:style-name="T74">○ </text:span><text:span text:style-name="T38">Eyes of the Mantis</text:span><text:span text:style-name="T74"> ►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1">threat </text:span><text:span text:style-name="T5">you see </text:span><text:span text:style-name="T20">without moving your head or even your eyes.</text:span></text:p>
      <text:h text:style-name="P8" text:outline-level="1"/>
      <text:h text:style-name="P8" text:outline-level="1"><text:span text:style-name="T74">○ </text:span><text:span text:style-name="T35">What wires?</text:span><text:span text:style-name="T74"> ►</text:span><text:span text:style-name="T3"> </text:span><text:span text:style-name="T10">You jump really high, </text:span><text:span text:style-name="T19">can </text:span><text:span text:style-name="T10">kick off the scenery to go even higher, and </text:span><text:span text:style-name="T27">float gracefully back to the ground.</text:span></text:h>
      <text:h text:style-name="P10" text:outline-level="1"/>
      <text:h text:style-name="P9" text:outline-level="1"><text:span text:style-name="T74">○ </text:span><text:span text:style-name="T38">Body of Iron</text:span><text:span text:style-name="T74"> ►</text:span><text:span text:style-name="T3"> </text:span><text:span text:style-name="T11">You reinforce </text:span><text:span text:style-name="T12">your body</text:span><text:span text:style-name="T11"> with </text:span><text:span text:style-name="T26">conditioning and </text:span><text:span text:style-name="T12">your </text:span><text:span text:style-name="T11">spirit. </text:span><text:span text:style-name="T46">You </text:span><text:span text:style-name="T49">permanently </text:span><text:span text:style-name="T46">get </text:span><text:span text:style-name="T47">rank 2 of Health</text:span><text:span text:style-name="T56">⌝</text:span><text:span text:style-name="T47">.</text:span></text:h>
      <text:h text:style-name="P11" text:outline-level="1"/>
      <text:h text:style-name="P12" text:outline-level="1"><text:span text:style-name="T38">○ </text:span><text:span text:style-name="T36">With a fucking pencil!</text:span><text:span text:style-name="T38"> ►</text:span><text:span text:style-name="T42"> </text:span><text:span text:style-name="T50">You grab an object close at hand. </text:span><text:span text:style-name="T51">Y</text:span><text:span text:style-name="T50">ou can use that object as if it were your iconic weapon </text:span><text:span text:style-name="T51">for the purposes of a single </text:span><text:span text:style-name="T54">move</text:span><text:span text:style-name="T51">—after which the object is </text:span><text:span text:style-name="T55">irretrievably</text:span><text:span text:style-name="T51"> lost or broken.</text:span></text:h>
      <text:h text:style-name="P15" text:outline-level="1"/>
      <text:h text:style-name="P13" text:outline-level="1"><text:span text:style-name="T38">○ </text:span><text:span text:style-name="T40">Drunken Master</text:span><text:span text:style-name="T38"> ►</text:span><text:span text:style-name="T42"> </text:span><text:span text:style-name="T48">Ignore any mental status while using </text:span><text:span text:style-name="T40">kung fu</text:span><text:span text:style-name="T48"> to make a ⌞story move</text:span><text:span text:style-name="T56">⌝</text:span><text:span text:style-name="T48">.</text:span></text:h>
      <text:h text:style-name="P16" text:outline-level="1"/>
      <text:h text:style-name="P14" text:outline-level="1"><text:span text:style-name="T38">○ </text:span><text:span text:style-name="T39">Fists of Steel</text:span><text:span text:style-name="T38"> ►</text:span><text:span text:style-name="T42"> </text:span><text:span text:style-name="T43">When </text:span><text:span text:style-name="T45">striking</text:span><text:span text:style-name="T43"> </text:span><text:span text:style-name="T44">with hand or foot </text:span><text:span text:style-name="T45">to make a ⌞story move</text:span><text:span text:style-name="T56">⌝</text:span><text:span text:style-name="T43">, </text:span><text:span text:style-name="T53">the target’s material or composition can’t make you get ⌞</text:span><text:span text:style-name="T52">No Effect</text:span><text:span text:style-name="T56">⌝</text:span><text:span text:style-name="T52">.</text:span></text:h>
      <text:h text:style-name="P17" text:outline-level="1"/>
      <text:h text:style-name="P19" text:outline-level="1"><text:span text:style-name="T67">○ </text:span><text:span text:style-name="T71">Down your pants</text:span><text:span text:style-name="T72">?</text:span><text:span text:style-name="T57"> ► </text:span><text:span text:style-name="T60">Any instant nobody’s looking at you, you </text:span><text:span text:style-name="T61">either stash your iconic weapon seemingly “nowhere”; or you retrieve the weapon you previously stashed. </text:span><text:span text:style-name="T62">You can only stash your iconic weapon, </text:span><text:span text:style-name="T63">and only if it’s </text:span><text:span text:style-name="T66">inanimate.</text:span></text:h>
      <text:h text:style-name="P18" text:outline-level="1"/>
      <text:h text:style-name="P20" text:outline-level="1"><text:span text:style-name="T67">○ </text:span><text:span text:style-name="T73">Catch a bullet</text:span><text:span text:style-name="T57"> ► </text:span><text:span text:style-name="T58">You </text:span><text:span text:style-name="T64">catch</text:span><text:span text:style-name="T58"> </text:span><text:span text:style-name="T59">or deflect </text:span><text:span text:style-name="T58">a bullet or other projectile </text:span><text:span text:style-name="T59">with your body or iconic weapon. </text:span><text:span text:style-name="T65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16:56:00.316470206</dc:date>
    <meta:editing-duration>P9DT20H52M13S</meta:editing-duration>
    <meta:editing-cycles>254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3" meta:character-count="1733" meta:non-whitespace-character-count="1427"/>
  </office:meta>
</office:document-meta>
</file>